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4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512cm" fo:min-width="1.1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3.3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65cm" svg:y2="10.625cm">
          <text:p/>
        </draw:line>
        <draw:line draw:style-name="gr3" draw:text-style-name="P3" draw:layer="layout" svg:x1="4.449cm" svg:y1="2.468cm" svg:x2="20.169cm" svg:y2="2.466cm">
          <text:p/>
        </draw:line>
        <draw:frame draw:style-name="gr4" draw:text-style-name="P4" xml:id="id1" draw:id="id1" draw:layer="layout" svg:width="2.365cm" svg:height="0.696cm" svg:x="4.861cm" svg:y="4.556cm">
          <draw:text-box>
            <text:p><text:span text:style-name="T2">salaries</text:span></text:p>
          </draw:text-box>
        </draw:frame>
        <draw:connector draw:style-name="gr5" draw:text-style-name="P3" draw:layer="layout" draw:type="curve" svg:x1="7.226cm" svg:y1="4.904cm" svg:x2="10.086cm" svg:y2="4.536cm" draw:start-shape="id1" draw:start-glue-point="1" draw:end-shape="id2" svg:d="M7226 4904c2143 0 714-368 2860-368" svg:viewBox="0 0 2861 369">
          <text:p/>
        </draw:connector>
        <draw:frame draw:style-name="gr6" draw:text-style-name="P4" xml:id="id3" draw:id="id3" draw:layer="layout" svg:width="1.899cm" svg:height="0.696cm" svg:x="5.265cm" svg:y="7.289cm">
          <draw:text-box>
            <text:p><text:span text:style-name="T2">raises</text:span></text:p>
          </draw:text-box>
        </draw:frame>
        <draw:connector draw:style-name="gr5" draw:text-style-name="P3" draw:layer="layout" draw:type="curve" svg:x1="7.164cm" svg:y1="7.637cm" svg:x2="15.384cm" svg:y2="8.136cm" draw:start-shape="id3" draw:start-glue-point="1" draw:end-shape="id4" draw:end-glue-point="3" svg:d="M7164 7637c6163 0 2054 499 8220 499" svg:viewBox="0 0 8221 500">
          <text:p/>
        </draw:connector>
        <draw:custom-shape draw:style-name="gr7" draw:text-style-name="P5" draw:layer="layout" svg:width="2.961cm" svg:height="0.762cm" svg:x="10.086cm" svg:y="3.4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" draw:id="id2" draw:layer="layout" svg:width="2.961cm" svg:height="0.762cm" svg:x="10.086cm" svg:y="4.155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09cm" svg:y="4.91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0.97cm" svg:y="2.686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3.017cm" svg:y="3.401cm">
          <text:p text:style-name="P1"><text:span text:style-name="T3">113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7cm" svg:y="4.156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9cm" svg:y="4.911cm">
          <text:p text:style-name="P1"><text:span text:style-name="T3">67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3.098cm" svg:y="2.699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0.085cm" svg:y="5.653cm">
          <text:p text:style-name="P1"><text:span text:style-name="T3">"Ji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085cm" svg:y="6.408cm">
          <text:p text:style-name="P1"><text:span text:style-name="T3">"Rya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6cm" svg:y="5.654cm">
          <text:p text:style-name="P1"><text:span text:style-name="T3">10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6cm" svg:y="6.409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5.385cm" svg:y="5.501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5.389cm" svg:y="6.257cm">
          <text:p text:style-name="P1"><text:span text:style-name="T3">"Rober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6.269cm" svg:y="4.787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8.316cm" svg:y="5.502cm">
          <text:p text:style-name="P1"><text:span text:style-name="T3">3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8cm" svg:y="6.258cm">
          <text:p text:style-name="P1"><text:span text:style-name="T3">10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8.397cm" svg:y="4.8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5.384cm" svg:y="7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2.961cm" svg:height="0.762cm" svg:x="15.384cm" svg:y="7.755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5cm" svg:y="7.001cm">
          <text:p text:style-name="P1"><text:span text:style-name="T3">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5cm" svg:y="7.756cm">
          <text:p text:style-name="P1"><text:span text:style-name="T3">16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485cm" svg:y="9.001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485cm" svg:y="9.756cm">
          <text:p text:style-name="P1"><text:span text:style-name="T3">"Ji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6" draw:id="id6" draw:layer="layout" svg:width="2.961cm" svg:height="0.762cm" svg:x="10.489cm" svg:y="10.511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1.369cm" svg:y="8.287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3.416cm" svg:y="9.002cm">
          <text:p text:style-name="P1"><text:span text:style-name="T3">71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6cm" svg:y="9.757cm">
          <text:p text:style-name="P1"><text:span text:style-name="T3">N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8cm" svg:y="10.512cm">
          <text:p text:style-name="P1"><text:span text:style-name="T3">129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3.497cm" svg:y="8.3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0.484cm" svg:y="11.254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484cm" svg:y="12.009cm">
          <text:p text:style-name="P1"><text:span text:style-name="T3">"Rober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5cm" svg:y="11.255cm">
          <text:p text:style-name="P1"><text:span text:style-name="T3">69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5cm" svg:y="12.01cm">
          <text:p text:style-name="P1"><text:span text:style-name="T3">N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xml:id="id5" draw:id="id5" draw:layer="layout" svg:width="3.296cm" svg:height="0.696cm" svg:x="3.91cm" svg:y="9.456cm">
          <draw:text-box>
            <text:p><text:span text:style-name="T2">new_salaries</text:span></text:p>
          </draw:text-box>
        </draw:frame>
        <draw:custom-shape draw:style-name="gr7" draw:text-style-name="P5" draw:layer="layout" svg:width="2.961cm" svg:height="0.762cm" svg:x="10.483cm" svg:y="12.758cm">
          <text:p text:style-name="P1"><text:span text:style-name="T3">"Rya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414cm" svg:y="12.759cm">
          <text:p text:style-name="P1"><text:span text:style-name="T3">N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7.206cm" svg:y1="9.804cm" svg:x2="10.489cm" svg:y2="10.892cm" draw:start-shape="id5" draw:start-glue-point="1" draw:end-shape="id6" draw:end-glue-point="3" svg:d="M7206 9804c2461 0 820 1088 3283 1088" svg:viewBox="0 0 3284 10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2T15:17:51.520472899</dc:date>
    <meta:editing-duration>PT1H56M5S</meta:editing-duration>
    <meta:editing-cycles>16</meta:editing-cycles>
    <meta:generator>LibreOffice/6.0.7.3$Linux_X86_64 LibreOffice_project/00m0$Build-3</meta:generator>
    <meta:document-statistic meta:object-count="46"/>
  </office:meta>
</office:document-meta>
</file>